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/>
    <style:font-face style:name="Lucidasans1" svg:font-family="Lucidasans"/>
    <style:font-face style:name="Albany AMT1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initial-creator>Norbert Notz</text:initial-creator></text:p>
      <text:p text:style-name="Standard"><text:date style:data-style-name="N37" text:date-value="2007-10-25T19:21:38" text:fixed="true">25.10.0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/>
    <style:font-face style:name="Lucidasans1" svg:font-family="Lucidasans"/>
    <style:font-face style:name="Albany AMT1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lbany AMT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1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lbany AM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lbany AMT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bany AM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5$Build-9221</meta:generator>
    <meta:initial-creator>Norbert Notz</meta:initial-creator>
    <meta:creation-date>2007-10-25T19:20:13</meta:creation-date>
    <dc:creator>Norbert Notz</dc:creator>
    <dc:date>2007-10-25T19:23:50</dc:date>
    <meta:editing-cycles>1</meta:editing-cycles>
    <meta:editing-duration>PT3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0" meta:character-count="2"/>
  </office:meta>
</office:document-meta>
</file>